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leMetaDataProviderFactory.TableMetaDataProvid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ableMetaDataProviderFactory.createMetaDataProvider( DataSource dataSource , TableMetaDataContext contex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36">
            <text:p text:style-name="Table_20_Contents">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